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7.8229in" fo:margin-left="-0.4125in" table:align="left"/>
    </style:style>
    <style:style style:name="Table2.A" style:family="table-column">
      <style:table-column-properties style:column-width="3.3854in"/>
    </style:style>
    <style:style style:name="Table2.B" style:family="table-column">
      <style:table-column-properties style:column-width="4.4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8396in" fo:margin-left="-0.4229in" table:align="left"/>
    </style:style>
    <style:style style:name="Table3.A" style:family="table-column">
      <style:table-column-properties style:column-width="3.4167in"/>
    </style:style>
    <style:style style:name="Table3.B" style:family="table-column">
      <style:table-column-properties style:column-width="4.422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8542in" fo:margin-left="-0.4229in" table:align="left"/>
    </style:style>
    <style:style style:name="Table4.A" style:family="table-column">
      <style:table-column-properties style:column-width="3.4063in"/>
    </style:style>
    <style:style style:name="Table4.B" style:family="table-column">
      <style:table-column-properties style:column-width="4.447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8438in" fo:margin-left="-0.4229in" table:align="left"/>
    </style:style>
    <style:style style:name="Table5.A" style:family="table-column">
      <style:table-column-properties style:column-width="3.4063in"/>
    </style:style>
    <style:style style:name="Table5.B" style:family="table-column">
      <style:table-column-properties style:column-width="4.43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85in" fo:margin-left="-0.4229in" table:align="left"/>
    </style:style>
    <style:style style:name="Table6.A" style:family="table-column">
      <style:table-column-properties style:column-width="3.4063in"/>
    </style:style>
    <style:style style:name="Table6.B" style:family="table-column">
      <style:table-column-properties style:column-width="4.443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7.8646in" fo:margin-left="-0.4229in" table:align="left"/>
    </style:style>
    <style:style style:name="Table7.A" style:family="table-column">
      <style:table-column-properties style:column-width="3.4063in"/>
    </style:style>
    <style:style style:name="Table7.B" style:family="table-column">
      <style:table-column-properties style:column-width="4.4583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7.8542in" fo:margin-left="-0.4125in" table:align="left"/>
    </style:style>
    <style:style style:name="Table8.A" style:family="table-column">
      <style:table-column-properties style:column-width="3.3958in"/>
    </style:style>
    <style:style style:name="Table8.B" style:family="table-column">
      <style:table-column-properties style:column-width="4.4583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7.8646in" fo:margin-left="-0.4229in" table:align="left"/>
    </style:style>
    <style:style style:name="Table9.A" style:family="table-column">
      <style:table-column-properties style:column-width="3.4063in"/>
    </style:style>
    <style:style style:name="Table9.B" style:family="table-column">
      <style:table-column-properties style:column-width="4.4583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7.0208in" fo:margin-left="0in" table:align="left"/>
    </style:style>
    <style:style style:name="Table12.A" style:family="table-column">
      <style:table-column-properties style:column-width="3.4618in"/>
    </style:style>
    <style:style style:name="Table12.B" style:family="table-column">
      <style:table-column-properties style:column-width="3.559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7*"/>
    </style:style>
    <style:style style:name="Table13.B" style:family="table-column">
      <style:table-column-properties style:column-width="3.4625in" style:rel-column-width="32768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B" style:family="table-column">
      <style:table-column-properties style:column-width="3.4625in" style:rel-column-width="3276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3.4625in" style:rel-column-width="32767*"/>
    </style:style>
    <style:style style:name="Table15.B" style:family="table-column">
      <style:table-column-properties style:column-width="3.4625in" style:rel-column-width="32768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3.4625in" style:rel-column-width="32767*"/>
    </style:style>
    <style:style style:name="Table16.B" style:family="table-column">
      <style:table-column-properties style:column-width="3.4625in" style:rel-column-width="32768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3.4625in" style:rel-column-width="32767*"/>
    </style:style>
    <style:style style:name="Table17.B" style:family="table-column">
      <style:table-column-properties style:column-width="3.4625in" style:rel-column-width="32768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3.4625in" style:rel-column-width="32767*"/>
    </style:style>
    <style:style style:name="Table18.B" style:family="table-column">
      <style:table-column-properties style:column-width="3.4625in" style:rel-column-width="32768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3.4625in" style:rel-column-width="32767*"/>
    </style:style>
    <style:style style:name="Table19.B" style:family="table-column">
      <style:table-column-properties style:column-width="3.4625in" style:rel-column-width="32768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B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e3ef6"/>
    </style:style>
    <style:style style:name="P2" style:family="paragraph" style:parent-style-name="Standard">
      <style:text-properties officeooo:paragraph-rsid="001feda2"/>
    </style:style>
    <style:style style:name="P3" style:family="paragraph" style:parent-style-name="Standard">
      <style:text-properties officeooo:paragraph-rsid="00220d40"/>
    </style:style>
    <style:style style:name="P4" style:family="paragraph" style:parent-style-name="Standard">
      <style:text-properties officeooo:paragraph-rsid="002806d9"/>
    </style:style>
    <style:style style:name="P5" style:family="paragraph" style:parent-style-name="Standard">
      <style:text-properties officeooo:paragraph-rsid="00294f1e"/>
    </style:style>
    <style:style style:name="P6" style:family="paragraph" style:parent-style-name="Standard">
      <style:text-properties officeooo:paragraph-rsid="0029e1da"/>
    </style:style>
    <style:style style:name="P7" style:family="paragraph" style:parent-style-name="Standard">
      <style:text-properties officeooo:paragraph-rsid="002a76ea"/>
    </style:style>
    <style:style style:name="P8" style:family="paragraph" style:parent-style-name="Standard">
      <style:text-properties officeooo:paragraph-rsid="002ac9ec"/>
    </style:style>
    <style:style style:name="P9" style:family="paragraph" style:parent-style-name="Standard">
      <style:text-properties officeooo:paragraph-rsid="0032a06d"/>
    </style:style>
    <style:style style:name="P10" style:family="paragraph" style:parent-style-name="Standard">
      <style:text-properties fo:color="#000000" style:font-name="Monospace" fo:font-size="10pt" officeooo:paragraph-rsid="001feda2" style:font-size-asian="10pt"/>
    </style:style>
    <style:style style:name="P11" style:family="paragraph" style:parent-style-name="Standard">
      <style:text-properties fo:color="#000000" style:font-name="Monospace" fo:font-size="10pt" officeooo:paragraph-rsid="002806d9" style:font-size-asian="10pt"/>
    </style:style>
    <style:style style:name="P12" style:family="paragraph" style:parent-style-name="Standard">
      <style:text-properties fo:color="#000000" style:font-name="Monospace" fo:font-size="10pt" officeooo:paragraph-rsid="0030b36e" style:font-size-asian="10pt"/>
    </style:style>
    <style:style style:name="P13" style:family="paragraph" style:parent-style-name="Standard">
      <style:text-properties fo:color="#000000" style:font-name="Liberation Serif" fo:font-size="12pt" officeooo:paragraph-rsid="002806d9" style:font-size-asian="12pt" style:font-size-complex="12pt"/>
    </style:style>
    <style:style style:name="P14" style:family="paragraph" style:parent-style-name="Standard">
      <style:text-properties fo:color="#0000c0" style:font-name="Monospace" fo:font-size="10pt" officeooo:paragraph-rsid="002a76ea" style:font-size-asian="10pt"/>
    </style:style>
    <style:style style:name="P15" style:family="paragraph" style:parent-style-name="Standard">
      <style:text-properties officeooo:paragraph-rsid="00364690"/>
    </style:style>
    <style:style style:name="P16" style:family="paragraph" style:parent-style-name="Standard">
      <style:text-properties officeooo:paragraph-rsid="0037296a"/>
    </style:style>
    <style:style style:name="P17" style:family="paragraph" style:parent-style-name="Standard">
      <style:text-properties officeooo:paragraph-rsid="003c53b5"/>
    </style:style>
    <style:style style:name="P18" style:family="paragraph" style:parent-style-name="Standard">
      <style:text-properties officeooo:paragraph-rsid="003e3e8c"/>
    </style:style>
    <style:style style:name="P19" style:family="paragraph" style:parent-style-name="Standard">
      <style:text-properties officeooo:paragraph-rsid="0041f69e"/>
    </style:style>
    <style:style style:name="P20" style:family="paragraph" style:parent-style-name="Standard">
      <style:text-properties officeooo:paragraph-rsid="004251b8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3ff660"/>
    </style:style>
    <style:style style:name="P23" style:family="paragraph" style:parent-style-name="Table_20_Contents">
      <style:text-properties officeooo:paragraph-rsid="001feda2"/>
    </style:style>
    <style:style style:name="P24" style:family="paragraph" style:parent-style-name="Table_20_Contents">
      <style:paragraph-properties fo:text-align="center" style:justify-single-word="false"/>
      <style:text-properties officeooo:paragraph-rsid="001feda2"/>
    </style:style>
    <style:style style:name="P25" style:family="paragraph" style:parent-style-name="Table_20_Contents">
      <style:paragraph-properties fo:text-align="center" style:justify-single-word="false"/>
      <style:text-properties officeooo:paragraph-rsid="0041f69e"/>
    </style:style>
    <style:style style:name="P26" style:family="paragraph" style:parent-style-name="Table_20_Contents">
      <style:text-properties officeooo:paragraph-rsid="00220d40"/>
    </style:style>
    <style:style style:name="P27" style:family="paragraph" style:parent-style-name="Table_20_Contents">
      <style:text-properties officeooo:paragraph-rsid="00238064"/>
    </style:style>
    <style:style style:name="P28" style:family="paragraph" style:parent-style-name="Table_20_Contents">
      <style:text-properties officeooo:paragraph-rsid="0024356a"/>
    </style:style>
    <style:style style:name="P29" style:family="paragraph" style:parent-style-name="Table_20_Contents">
      <style:text-properties officeooo:paragraph-rsid="00251a64"/>
    </style:style>
    <style:style style:name="P30" style:family="paragraph" style:parent-style-name="Table_20_Contents">
      <style:text-properties officeooo:paragraph-rsid="002ac9ec"/>
    </style:style>
    <style:style style:name="P31" style:family="paragraph" style:parent-style-name="Table_20_Contents">
      <style:text-properties style:font-name="Monospace" fo:font-size="10pt" officeooo:paragraph-rsid="0030b36e" style:font-size-asian="10pt"/>
    </style:style>
    <style:style style:name="P32" style:family="paragraph" style:parent-style-name="Table_20_Contents">
      <style:text-properties officeooo:paragraph-rsid="0032a06d"/>
    </style:style>
    <style:style style:name="P33" style:family="paragraph" style:parent-style-name="Table_20_Contents">
      <style:text-properties fo:color="#0000ff" style:font-name="Monospace" fo:font-size="10pt" officeooo:paragraph-rsid="0032a06d" style:font-size-asian="10pt"/>
    </style:style>
    <style:style style:name="P34" style:family="paragraph" style:parent-style-name="Table_20_Contents">
      <style:text-properties fo:color="#000000" style:font-name="Monospace" fo:font-size="10pt" officeooo:paragraph-rsid="001feda2" style:font-size-asian="10pt"/>
    </style:style>
    <style:style style:name="P35" style:family="paragraph" style:parent-style-name="Table_20_Contents">
      <style:text-properties fo:color="#000000" style:font-name="Liberation Serif" fo:font-size="12pt" officeooo:paragraph-rsid="002d8393" style:font-size-asian="12pt" style:font-size-complex="12pt"/>
    </style:style>
    <style:style style:name="P36" style:family="paragraph" style:parent-style-name="Table_20_Contents">
      <style:text-properties officeooo:paragraph-rsid="0037296a"/>
    </style:style>
    <style:style style:name="P37" style:family="paragraph" style:parent-style-name="Table_20_Contents">
      <style:text-properties officeooo:paragraph-rsid="003c53b5"/>
    </style:style>
    <style:style style:name="P38" style:family="paragraph" style:parent-style-name="Table_20_Contents">
      <style:text-properties officeooo:paragraph-rsid="003e3e8c"/>
    </style:style>
    <style:style style:name="P39" style:family="paragraph" style:parent-style-name="Table_20_Contents">
      <style:text-properties officeooo:paragraph-rsid="0040c310"/>
    </style:style>
    <style:style style:name="P40" style:family="paragraph" style:parent-style-name="Table_20_Contents">
      <style:text-properties officeooo:paragraph-rsid="0041f69e"/>
    </style:style>
    <style:style style:name="P41" style:family="paragraph" style:parent-style-name="Table_20_Contents">
      <style:text-properties officeooo:paragraph-rsid="004251b8"/>
    </style:style>
    <style:style style:name="P42" style:family="paragraph" style:parent-style-name="Standard" style:master-page-name="Standard">
      <style:paragraph-properties style:page-number="auto"/>
      <style:text-properties officeooo:paragraph-rsid="001feda2"/>
    </style:style>
    <style:style style:name="P43" style:family="paragraph" style:parent-style-name="Standard" style:master-page-name="Standard">
      <style:paragraph-properties style:page-number="auto"/>
      <style:text-properties officeooo:paragraph-rsid="00238064"/>
    </style:style>
    <style:style style:name="P44" style:family="paragraph" style:parent-style-name="Standard" style:master-page-name="Standard">
      <style:paragraph-properties style:page-number="auto"/>
      <style:text-properties fo:color="#000000" style:font-name="Monospace" fo:font-size="10pt" officeooo:paragraph-rsid="001feda2" style:font-size-asian="10pt"/>
    </style:style>
    <style:style style:name="P45" style:family="paragraph" style:parent-style-name="Standard" style:master-page-name="Standard">
      <style:paragraph-properties style:page-number="auto"/>
      <style:text-properties officeooo:paragraph-rsid="003f3e6b"/>
    </style:style>
    <style:style style:name="P46" style:family="paragraph" style:parent-style-name="Standard" style:master-page-name="Standard">
      <style:paragraph-properties style:page-number="auto"/>
      <style:text-properties style:font-name="Liberation Serif" fo:font-size="12pt" officeooo:paragraph-rsid="00448c69" style:font-size-asian="12pt" style:font-size-complex="12pt"/>
    </style:style>
    <style:style style:name="P47" style:family="paragraph" style:parent-style-name="Standard" style:master-page-name="Standard">
      <style:paragraph-properties style:page-number="auto"/>
      <style:text-properties officeooo:paragraph-rsid="0041f69e"/>
    </style:style>
    <style:style style:name="P48" style:family="paragraph" style:parent-style-name="Standard" style:master-page-name="Standard">
      <style:paragraph-properties style:page-number="auto"/>
      <style:text-properties officeooo:paragraph-rsid="00526308"/>
    </style:style>
    <style:style style:name="P49" style:family="paragraph" style:parent-style-name="Standard">
      <style:text-properties fo:color="#000000" style:font-name="Monospace" fo:font-size="10pt" officeooo:paragraph-rsid="00364690" style:font-size-asian="10pt"/>
    </style:style>
    <style:style style:name="P50" style:family="paragraph" style:parent-style-name="Standard">
      <style:text-properties fo:color="#000000" style:font-name="Monospace" fo:font-size="10pt" officeooo:paragraph-rsid="0037b473" style:font-size-asian="10pt"/>
    </style:style>
    <style:style style:name="P51" style:family="paragraph" style:parent-style-name="Standard">
      <style:text-properties fo:color="#000000" style:font-name="Monospace" fo:font-size="10pt" officeooo:paragraph-rsid="003c53b5" style:font-size-asian="10pt"/>
    </style:style>
    <style:style style:name="P52" style:family="paragraph" style:parent-style-name="Standard">
      <style:text-properties fo:color="#2a00ff" style:font-name="Monospace" fo:font-size="10pt" officeooo:paragraph-rsid="003f3e6b" style:font-size-asian="10pt"/>
    </style:style>
    <style:style style:name="P53" style:family="paragraph" style:parent-style-name="Standard">
      <style:text-properties officeooo:paragraph-rsid="001feda2"/>
    </style:style>
    <style:style style:name="P54" style:family="paragraph" style:parent-style-name="Standard">
      <style:text-properties style:font-name="Liberation Serif" fo:font-size="12pt" officeooo:paragraph-rsid="00448c69" style:font-size-asian="12pt" style:font-size-complex="12pt"/>
    </style:style>
    <style:style style:name="P55" style:family="paragraph" style:parent-style-name="Standard">
      <style:text-properties officeooo:paragraph-rsid="00448c69"/>
    </style:style>
    <style:style style:name="P56" style:family="paragraph" style:parent-style-name="Standard">
      <style:text-properties officeooo:paragraph-rsid="0045f0b1"/>
    </style:style>
    <style:style style:name="P57" style:family="paragraph" style:parent-style-name="Standard">
      <style:text-properties officeooo:paragraph-rsid="0049ab2e"/>
    </style:style>
    <style:style style:name="P58" style:family="paragraph" style:parent-style-name="Standard">
      <style:text-properties officeooo:paragraph-rsid="004be32b"/>
    </style:style>
    <style:style style:name="P59" style:family="paragraph" style:parent-style-name="Standard">
      <style:text-properties officeooo:paragraph-rsid="0050ee28"/>
    </style:style>
    <style:style style:name="P60" style:family="paragraph" style:parent-style-name="Standard">
      <style:text-properties officeooo:paragraph-rsid="0057fa37"/>
    </style:style>
    <style:style style:name="P61" style:family="paragraph" style:parent-style-name="Standard">
      <style:text-properties officeooo:paragraph-rsid="0041f69e"/>
    </style:style>
    <style:style style:name="P6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6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3ff660" style:font-size-asian="10pt"/>
    </style:style>
    <style:style style:name="P6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65" style:family="paragraph" style:parent-style-name="Standard" style:master-page-name="Standard">
      <style:paragraph-properties style:page-number="auto"/>
      <style:text-properties style:font-name="Liberation Serif" fo:font-size="12pt" officeooo:paragraph-rsid="00428431" style:font-size-asian="12pt" style:font-size-complex="12pt"/>
    </style:style>
    <style:style style:name="P66" style:family="paragraph" style:parent-style-name="Standard" style:master-page-name="Standard">
      <style:paragraph-properties style:page-number="auto"/>
      <style:text-properties officeooo:paragraph-rsid="00597e89"/>
    </style:style>
    <style:style style:name="P67" style:family="paragraph" style:parent-style-name="Table_20_Contents" style:master-page-name="Standard">
      <style:paragraph-properties style:page-number="auto"/>
      <style:text-properties officeooo:paragraph-rsid="001feda2"/>
    </style:style>
    <style:style style:name="P68" style:family="paragraph" style:parent-style-name="Table_20_Contents" style:master-page-name="Standard">
      <style:paragraph-properties style:page-number="auto"/>
      <style:text-properties officeooo:paragraph-rsid="00220d40"/>
    </style:style>
    <style:style style:name="P69" style:family="paragraph" style:parent-style-name="Table_20_Contents" style:master-page-name="Standard">
      <style:paragraph-properties style:page-number="auto"/>
      <style:text-properties officeooo:paragraph-rsid="002806d9"/>
    </style:style>
    <style:style style:name="P70" style:family="paragraph" style:parent-style-name="Table_20_Contents" style:master-page-name="Standard">
      <style:paragraph-properties style:page-number="auto"/>
      <style:text-properties officeooo:paragraph-rsid="0029e1da"/>
    </style:style>
    <style:style style:name="P71" style:family="paragraph" style:parent-style-name="Table_20_Contents" style:master-page-name="Standard">
      <style:paragraph-properties style:page-number="auto"/>
      <style:text-properties officeooo:paragraph-rsid="002a76ea"/>
    </style:style>
    <style:style style:name="P72" style:family="paragraph" style:parent-style-name="Table_20_Contents" style:master-page-name="Standard">
      <style:paragraph-properties style:page-number="auto"/>
      <style:text-properties officeooo:paragraph-rsid="0032a06d"/>
    </style:style>
    <style:style style:name="P73" style:family="paragraph" style:parent-style-name="Table_20_Contents" style:master-page-name="Standard">
      <style:paragraph-properties style:page-number="auto"/>
      <style:text-properties officeooo:paragraph-rsid="00364690"/>
    </style:style>
    <style:style style:name="P74" style:family="paragraph" style:parent-style-name="Table_20_Contents" style:master-page-name="Standard">
      <style:paragraph-properties style:page-number="auto"/>
      <style:text-properties officeooo:paragraph-rsid="0037b473"/>
    </style:style>
    <style:style style:name="P75" style:family="paragraph" style:parent-style-name="Table_20_Contents" style:master-page-name="Standard">
      <style:paragraph-properties style:page-number="auto"/>
      <style:text-properties officeooo:paragraph-rsid="003c53b5"/>
    </style:style>
    <style:style style:name="P76" style:family="paragraph" style:parent-style-name="Table_20_Contents" style:master-page-name="Standard">
      <style:paragraph-properties style:page-number="auto"/>
      <style:text-properties officeooo:paragraph-rsid="004251b8"/>
    </style:style>
    <style:style style:name="P77" style:family="paragraph" style:parent-style-name="Table_20_Contents" style:master-page-name="Standard">
      <style:paragraph-properties style:page-number="auto"/>
      <style:text-properties officeooo:paragraph-rsid="0049ab2e"/>
    </style:style>
    <style:style style:name="P78" style:family="paragraph" style:parent-style-name="Table_20_Contents" style:master-page-name="Standard">
      <style:paragraph-properties style:page-number="auto"/>
      <style:text-properties officeooo:paragraph-rsid="004be32b"/>
    </style:style>
    <style:style style:name="P79" style:family="paragraph" style:parent-style-name="Table_20_Contents" style:master-page-name="Standard">
      <style:paragraph-properties style:page-number="auto"/>
      <style:text-properties officeooo:paragraph-rsid="004f93b7"/>
    </style:style>
    <style:style style:name="P80" style:family="paragraph" style:parent-style-name="Table_20_Contents">
      <style:text-properties officeooo:paragraph-rsid="00428d50"/>
    </style:style>
    <style:style style:name="P81" style:family="paragraph" style:parent-style-name="Table_20_Contents">
      <style:text-properties officeooo:paragraph-rsid="00495a86"/>
    </style:style>
    <style:style style:name="P82" style:family="paragraph" style:parent-style-name="Table_20_Contents">
      <style:text-properties officeooo:paragraph-rsid="0049ab2e"/>
    </style:style>
    <style:style style:name="P83" style:family="paragraph" style:parent-style-name="Table_20_Contents">
      <style:text-properties officeooo:paragraph-rsid="0049e19b"/>
    </style:style>
    <style:style style:name="P84" style:family="paragraph" style:parent-style-name="Table_20_Contents">
      <style:text-properties fo:color="#0000ff" officeooo:paragraph-rsid="0049ab2e"/>
    </style:style>
    <style:style style:name="P85" style:family="paragraph" style:parent-style-name="Table_20_Contents">
      <style:text-properties officeooo:paragraph-rsid="004be32b"/>
    </style:style>
    <style:style style:name="P86" style:family="paragraph" style:parent-style-name="Table_20_Contents">
      <style:text-properties officeooo:paragraph-rsid="004f8ff6"/>
    </style:style>
    <style:style style:name="P87" style:family="paragraph" style:parent-style-name="Table_20_Contents">
      <style:text-properties officeooo:paragraph-rsid="00505fce"/>
    </style:style>
    <style:style style:name="P88" style:family="paragraph" style:parent-style-name="Table_20_Contents">
      <style:text-properties officeooo:paragraph-rsid="0050ee28"/>
    </style:style>
    <style:style style:name="P89" style:family="paragraph" style:parent-style-name="Table_20_Contents">
      <style:text-properties officeooo:paragraph-rsid="00526308"/>
    </style:style>
    <style:style style:name="P90" style:family="paragraph" style:parent-style-name="Table_20_Contents">
      <style:text-properties officeooo:paragraph-rsid="005a3e27"/>
    </style:style>
    <style:style style:name="T1" style:family="text">
      <style:text-properties fo:color="#000000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fo:font-style="italic" style:font-size-asian="10pt" style:font-style-asian="italic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fo:font-style="italic" style:font-size-asian="10pt" style:font-style-asian="italic"/>
    </style:style>
    <style:style style:name="T6" style:family="text">
      <style:text-properties fo:color="#000000" style:font-name="Liberation Serif" fo:font-size="12pt" style:font-size-asian="12pt" style:font-size-complex="12pt"/>
    </style:style>
    <style:style style:name="T7" style:family="text">
      <style:text-properties fo:color="#6a3e3e" style:font-name="Monospace" fo:font-size="10pt" style:font-size-asian="10pt"/>
    </style:style>
    <style:style style:name="T8" style:family="text">
      <style:text-properties fo:color="#6a3e3e" style:font-name="Monospace" fo:font-size="10pt" style:font-size-asian="10pt"/>
    </style:style>
    <style:style style:name="T9" style:family="text">
      <style:text-properties fo:color="#2a00ff" style:font-name="Monospace" fo:font-size="10pt" style:font-size-asian="10pt"/>
    </style:style>
    <style:style style:name="T10" style:family="text">
      <style:text-properties fo:color="#2a00ff" style:font-name="Monospace" fo:font-size="10pt" style:font-size-asian="10pt"/>
    </style:style>
    <style:style style:name="T11" style:family="text">
      <style:text-properties fo:color="#0000c0" style:font-name="Monospace" fo:font-size="10pt" style:font-size-asian="10pt"/>
    </style:style>
    <style:style style:name="T12" style:family="text">
      <style:text-properties fo:color="#1a1a1a" style:font-name="Monospace" fo:font-size="10pt" style:font-size-asian="10pt"/>
    </style:style>
    <style:style style:name="T13" style:family="text">
      <style:text-properties fo:color="#1a1a1a" style:font-name="Monospace" fo:font-size="10pt" style:font-size-asian="10pt"/>
    </style:style>
    <style:style style:name="T14" style:family="text">
      <style:text-properties fo:color="#1a1a1a" style:font-name="Monospace" fo:font-size="10pt" style:text-underline-style="solid" style:text-underline-width="auto" style:text-underline-color="font-color" style:font-size-asian="10pt"/>
    </style:style>
    <style:style style:name="T15" style:family="text">
      <style:text-properties fo:color="#7f0055" style:font-name="Monospace" fo:font-size="10pt" fo:font-weight="bold" style:font-size-asian="10pt" style:font-weight-asian="bold"/>
    </style:style>
    <style:style style:name="T16" style:family="text">
      <style:text-properties style:font-name="DejaVu Sans Mono" fo:font-size="10pt" style:font-size-asian="10pt" style:font-size-complex="10pt"/>
    </style:style>
    <style:style style:name="T17" style:family="text">
      <style:text-properties fo:color="#3f7f5f" style:font-name="Monospace" fo:font-size="10pt" style:font-size-asian="10pt"/>
    </style:style>
    <style:style style:name="T18" style:family="text">
      <style:text-properties style:font-name="Monospace" fo:font-size="10pt" style:font-size-asian="10pt"/>
    </style:style>
    <style:style style:name="T19" style:family="text">
      <style:text-properties fo:color="#0000ff" style:font-name="Monospace" fo:font-size="10pt" style:font-size-asian="10pt"/>
    </style:style>
    <style:style style:name="T20" style:family="text">
      <style:text-properties fo:color="#ff0000"/>
    </style:style>
    <style:style style:name="T21" style:family="text">
      <style:text-properties fo:color="#ff0000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andi dal Server e risposte volute dal Client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Chiamata di funzione durante il turno</text:p>
          </table:table-cell>
          <table:table-cell table:style-name="Table2.B1" office:value-type="string">
            <text:p text:style-name="P67">In TimeController.mainLoop():<text:line-break/><text:span text:style-name="T2">Shorthand.</text:span><text:span text:style-name="T3">announcer</text:span><text:span text:style-name="T2">(</text:span><text:span text:style-name="T7">current</text:span><text:span text:style-name="T2">).announceNewTurn(</text:span><text:span text:style-name="T11">turnNumber</text:span><text:span text:style-name="T2">,</text:span><text:span text:style-name="T7">current</text:span><text:span text:style-name="T2">.getName()))</text:span></text:p>
            <text:p text:style-name="P23"/>
          </table:table-cell>
        </table:table-row>
        <table:table-row>
          <table:table-cell table:style-name="Table2.A2" office:value-type="string">
            <text:p text:style-name="P24">Effetto voluto sul Client - Terminal </text:p>
            <text:p text:style-name="P24">(la stringa da stampare)</text:p>
          </table:table-cell>
          <table:table-cell table:style-name="Table2.B2" office:value-type="string">
            <text:p text:style-name="P42"><text:span text:style-name="T9">**********</text:span><text:span text:style-name="T12"> </text:span><text:span text:style-name="T9">Turn</text:span><text:span text:style-name="T12"> </text:span><text:span text:style-name="T9">number:</text:span><text:span text:style-name="T12"> </text:span><text:span text:style-name="T9">%s</text:span><text:span text:style-name="T12"> </text:span><text:span text:style-name="T9">*</text:span><text:span text:style-name="T12"> </text:span><text:span text:style-name="T9">Now</text:span><text:span text:style-name="T12"> </text:span><text:span text:style-name="T9">Playing</text:span><text:span text:style-name="T12"> </text:span><text:span text:style-name="T9">:</text:span><text:span text:style-name="T12"> </text:span><text:span text:style-name="T9">%s</text:span><text:span text:style-name="T12"> </text:span><text:span text:style-name="T9">**********</text:span></text:p>
          </table:table-cell>
        </table:table-row>
        <table:table-row>
          <table:table-cell table:style-name="Table2.A2" office:value-type="string">
            <text:p text:style-name="P24">Effetto voluto sul Client - Swing</text:p>
          </table:table-cell>
          <table:table-cell table:style-name="Table2.B2" office:value-type="string">
            <text:p text:style-name="P67"><text:span text:style-name="T2">UpdaterSwing.startTurn(</text:span><text:span text:style-name="T7">turnNumber</text:span><text:span text:style-name="T2">, </text:span><text:span text:style-name="T7">playerName</text:span><text:span text:style-name="T2">)</text:span></text:p>
            <text:p text:style-name="P34">Modifiche al Model + View-aggiorna JTextFields</text:p>
            <text:p text:style-name="P23"/>
          </table:table-cell>
        </table:table-row>
      </table:table>
      <text:p text:style-name="Standard"/>
      <text:p text:style-name="Standard"/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4">Chiamata di funzione durante il turno</text:p>
          </table:table-cell>
          <table:table-cell table:style-name="Table3.B1" office:value-type="string">
            <text:p text:style-name="P68">In TurnHandler.hailPlayer(),</text:p>
            <text:p text:style-name="P3"><text:span text:style-name="T2">UserMessagesReporter.</text:span><text:span text:style-name="T3">getReporterInstance</text:span><text:span text:style-name="T2">(</text:span><text:span text:style-name="T11">currentPlayer</text:span><text:span text:style-name="T2">).reportStartMyTurn(myName, myPos);</text:span></text:p>
            <text:p text:style-name="P26"/>
          </table:table-cell>
        </table:table-row>
        <table:table-row>
          <table:table-cell table:style-name="Table3.A2" office:value-type="string">
            <text:p text:style-name="P24">Effetto voluto sul Client - Terminal </text:p>
            <text:p text:style-name="P24">(la stringa da stampare)</text:p>
          </table:table-cell>
          <table:table-cell table:style-name="Table3.B2" office:value-type="string">
            <text:p text:style-name="P42"><text:span text:style-name="T9">Hello</text:span><text:span text:style-name="T12"> </text:span><text:span text:style-name="T9">player</text:span><text:span text:style-name="T12"> </text:span><text:span text:style-name="T9">%s,</text:span><text:span text:style-name="T12"> </text:span><text:span text:style-name="T9">you</text:span><text:span text:style-name="T12"> </text:span><text:span text:style-name="T9">are</text:span><text:span text:style-name="T12"> </text:span><text:span text:style-name="T9">located</text:span><text:span text:style-name="T12"> </text:span><text:span text:style-name="T9">in</text:span><text:span text:style-name="T12"> </text:span><text:span text:style-name="T9">%s</text:span><text:span text:style-name="T12"> </text:span><text:span text:style-name="T9">and</text:span><text:span text:style-name="T12"> </text:span><text:span text:style-name="T9">it's</text:span><text:span text:style-name="T12"> </text:span><text:span text:style-name="T9">your</text:span><text:span text:style-name="T12"> </text:span><text:span text:style-name="T9">turn</text:span><text:span text:style-name="T12"> </text:span><text:span text:style-name="T9">to</text:span><text:span text:style-name="T12"> </text:span><text:span text:style-name="T9">move</text:span></text:p>
            <text:p text:style-name="P23"/>
          </table:table-cell>
        </table:table-row>
        <table:table-row>
          <table:table-cell table:style-name="Table3.A2" office:value-type="string">
            <text:p text:style-name="P24">Effetto voluto sul Client - Swing</text:p>
          </table:table-cell>
          <table:table-cell table:style-name="Table3.B2" office:value-type="string">
            <text:p text:style-name="P42"><text:span text:style-name="T2">UpdaterSwing.startMyTurn(String </text:span><text:span text:style-name="T7">myName</text:span><text:span text:style-name="T2">, String </text:span><text:span text:style-name="T7">myPos</text:span><text:span text:style-name="T2">)</text:span></text:p>
            <text:p text:style-name="P28">Aggiorna il Model, + View-aggiorna JTextFields</text:p>
          </table:table-cell>
        </table:table-row>
      </table:table>
      <text:p text:style-name="P2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4">Chiamata di funzione durante il turno</text:p>
          </table:table-cell>
          <table:table-cell table:style-name="Table4.B1" office:value-type="string">
            <text:p text:style-name="P27">In TurnHandler.hailPlayer(),</text:p>
            <text:p text:style-name="P43"><text:span text:style-name="T2">UserMessagesReporter.</text:span><text:span text:style-name="T3">getReporterInstance</text:span><text:span text:style-name="T2">(</text:span><text:span text:style-name="T11">currentPlayer</text:span><text:span text:style-name="T2">).relayMessage(String.</text:span><text:span text:style-name="T3">format</text:span><text:span text:style-name="T2">(StringRes.</text:span><text:span text:style-name="T3">getString</text:span><text:span text:style-name="T2">(</text:span><text:span text:style-name="T9">"messaging.hail.deadPlayer"</text:span><text:span text:style-name="T2">),</text:span><text:span text:style-name="T11">currentPlayer</text:span><text:span text:style-name="T2">.getName()));</text:span></text:p>
          </table:table-cell>
        </table:table-row>
        <table:table-row>
          <table:table-cell table:style-name="Table4.A2" office:value-type="string">
            <text:p text:style-name="P24">Effetto voluto sul Client - Terminal </text:p>
            <text:p text:style-name="P24">(la stringa da stampare)</text:p>
          </table:table-cell>
          <table:table-cell table:style-name="Table4.B2" office:value-type="string">
            <text:p text:style-name="P42"><text:span text:style-name="T9">Hello</text:span><text:span text:style-name="T12"> </text:span><text:span text:style-name="T9">player</text:span><text:span text:style-name="T12"> </text:span><text:span text:style-name="T9">%s,</text:span><text:span text:style-name="T12"> </text:span><text:span text:style-name="T9">you're</text:span><text:span text:style-name="T12"> </text:span><text:span text:style-name="T9">dead</text:span></text:p>
            <text:p text:style-name="P10"/>
            <text:p text:style-name="P23"/>
          </table:table-cell>
        </table:table-row>
        <table:table-row>
          <table:table-cell table:style-name="Table4.A2" office:value-type="string">
            <text:p text:style-name="P24">Effetto voluto sul Client - Swing</text:p>
          </table:table-cell>
          <table:table-cell table:style-name="Table4.B2" office:value-type="string">
            <text:p text:style-name="P29">Per ora niente</text:p>
            <text:p text:style-name="P29">{ (non è necessario, ma si potrebbe inserire un model update – MyPlayerStatus=dead + </text:p>
            <text:p text:style-name="P29">forse anche turnStatusField) }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P24">Chiamata di funzione durante il turno</text:p>
          </table:table-cell>
          <table:table-cell table:style-name="Table5.B1" office:value-type="string">
            <text:p text:style-name="P69">In TurnHandlerHuman.turnBeforeMove()</text:p>
            <text:p text:style-name="P4"><text:span text:style-name="T11">reporter</text:span><text:span text:style-name="T2">.askIfObjectCard(),</text:span></text:p>
            <text:p text:style-name="P11"/>
            <text:p text:style-name="P13">e in questo:</text:p>
            <text:p text:style-name="P4"><text:span text:style-name="T2">reporter.askForYesNoChoice(String </text:span><text:span text:style-name="T7">question</text:span><text:span text:style-name="T2">),</text:span></text:p>
            <text:p text:style-name="P11"/>
            <text:p text:style-name="P13">e in questo:</text:p>
            <text:p text:style-name="P4"><text:span text:style-name="T11">interfaceWithUser</text:span><text:span text:style-name="T2">.writeToClient(</text:span><text:span text:style-name="T7">question</text:span><text:span text:style-name="T2">);</text:span></text:p>
            <text:p text:style-name="P21"><text:span text:style-name="T2">ioGetBinaryChoice(</text:span><text:span text:style-name="T7">defaultChoice</text:span><text:span text:style-name="T2">,</text:span><text:span text:style-name="T9">"yes"</text:span><text:span text:style-name="T2">,</text:span><text:span text:style-name="T9">"no"</text:span><text:span text:style-name="T2">).toLowerCase();</text:span></text:p>
            <text:p text:style-name="P11"/>
          </table:table-cell>
        </table:table-row>
        <table:table-row>
          <table:table-cell table:style-name="Table5.A2" office:value-type="string">
            <text:p text:style-name="P24">Effetto voluto sul Client - Terminal </text:p>
            <text:p text:style-name="P24">(la stringa da stampare)</text:p>
          </table:table-cell>
          <table:table-cell table:style-name="Table5.B2" office:value-type="string">
            <text:p text:style-name="P42"><text:span text:style-name="T9">Do</text:span><text:span text:style-name="T12"> </text:span><text:span text:style-name="T9">you</text:span><text:span text:style-name="T12"> </text:span><text:span text:style-name="T9">want</text:span><text:span text:style-name="T12"> </text:span><text:span text:style-name="T9">to</text:span><text:span text:style-name="T12"> </text:span><text:span text:style-name="T9">play</text:span><text:span text:style-name="T12"> </text:span><text:span text:style-name="T9">an</text:span><text:span text:style-name="T12"> </text:span><text:span text:style-name="T9">object</text:span><text:span text:style-name="T12"> </text:span><text:span text:style-name="T9">card?</text:span></text:p>
            <text:p text:style-name="P5"><text:span text:style-name="T9">please</text:span><text:span text:style-name="T12"> </text:span><text:span text:style-name="T9">enter</text:span><text:span text:style-name="T12"> </text:span><text:span text:style-name="T9">'yes'</text:span><text:span text:style-name="T12"> </text:span><text:span text:style-name="T9">or</text:span><text:span text:style-name="T12"> </text:span><text:span text:style-name="T9">'no'</text:span></text:p>
          </table:table-cell>
        </table:table-row>
        <table:table-row>
          <table:table-cell table:style-name="Table5.A2" office:value-type="string">
            <text:p text:style-name="P24">Effetto voluto sul Client - Swing</text:p>
          </table:table-cell>
          <table:table-cell table:style-name="Table5.B2" office:value-type="string">
            <text:p text:style-name="P70">In UpdaterSwing,</text:p>
            <text:p text:style-name="P6"><text:span text:style-name="T15">if</text:span><text:span text:style-name="T2"> (</text:span><text:span text:style-name="T7">askForAttack</text:span><text:span text:style-name="T2">.matches()|| </text:span><text:span text:style-name="T7">askForObject</text:span><text:span text:style-name="T2">.matches()) <text:s/></text:span></text:p>
            <text:p text:style-name="P6"><text:span text:style-name="T2"><text:s text:c="4"/>{askForYesNo(</text:span><text:span text:style-name="T7">message</text:span><text:span text:style-name="T2">);}</text:span></text:p>
          </table:table-cell>
        </table:table-row>
      </table:table>
      <text:p text:style-name="P2"/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4">Chiamata di funzione durante il turno</text:p>
          </table:table-cell>
          <table:table-cell table:style-name="Table6.B1" office:value-type="string">
            <text:p text:style-name="P71">In TurnHandler.turnMove(),</text:p>
            <text:p text:style-name="P14"/>
            <text:p text:style-name="P7"><text:span text:style-name="T11">moveCommand</text:span><text:span text:style-name="T2"> = </text:span><text:span text:style-name="T11">reporter</text:span><text:span text:style-name="T2">.askForMovement(</text:span><text:span text:style-name="T11">map</text:span><text:span text:style-name="T2">.getPlayerAlphaNumPosition(</text:span><text:span text:style-name="T11">currentPlayer</text:span><text:span text:style-name="T2">));</text:span></text:p>
            <text:p text:style-name="P30"/>
            <text:p text:style-name="P30">e in questo:</text:p>
            <text:p text:style-name="P8"><text:span text:style-name="T11">interfaceWithUser</text:span><text:span text:style-name="T2">.writeToClient(StringRes.</text:span><text:span text:style-name="T3">getString</text:span><text:span text:style-name="T2">(</text:span><text:span text:style-name="T9">"messaging.timeToMove"</text:span><text:span text:style-name="T2">));</text:span></text:p>
            <text:p text:style-name="P8"><text:span text:style-name="T7">destination</text:span><text:span text:style-name="T2"> = ioGetPosition(</text:span><text:span text:style-name="T7">playerCurrentPos</text:span><text:span text:style-name="T2">);</text:span></text:p>
            <text:p text:style-name="P35"/>
            <text:p text:style-name="P35">e in questo:</text:p>
            <text:p text:style-name="P8"><text:span text:style-name="T11">interfaceWithUser</text:span><text:span text:style-name="T2">.writeToClient(String.</text:span><text:span text:style-name="T3">format</text:span><text:span text:style-name="T2">(</text:span></text:p>
            <text:p text:style-name="P21"><text:span text:style-name="T2"><text:tab/><text:tab/><text:tab/><text:tab/>StringRes.</text:span><text:span text:style-name="T3">getString</text:span><text:span text:style-name="T2">(</text:span><text:span text:style-name="T9">"messaging.askForPosition"</text:span><text:span text:style-name="T2">)));</text:span></text:p>
            <text:p text:style-name="P30"/>
          </table:table-cell>
        </table:table-row>
        <table:table-row>
          <table:table-cell table:style-name="Table6.A2" office:value-type="string">
            <text:p text:style-name="P24">Effetto voluto sul Client - Terminal </text:p>
            <text:p text:style-name="P24">(la stringa da stampare)</text:p>
          </table:table-cell>
          <table:table-cell table:style-name="Table6.B2" office:value-type="string">
            <text:p text:style-name="P42"><text:span text:style-name="T9">you</text:span><text:span text:style-name="T12"> </text:span><text:span text:style-name="T9">have</text:span><text:span text:style-name="T12"> </text:span><text:span text:style-name="T9">to</text:span><text:span text:style-name="T12"> </text:span><text:span text:style-name="T9">move</text:span><text:span text:style-name="T12"> </text:span><text:span text:style-name="T9">your</text:span><text:span text:style-name="T12"> </text:span><text:span text:style-name="T9">character</text:span><text:span text:style-name="T12"> </text:span><text:span text:style-name="T9">on</text:span><text:span text:style-name="T12"> </text:span><text:span text:style-name="T9">the</text:span><text:span text:style-name="T12"> </text:span><text:span text:style-name="T9">map</text:span></text:p>
            <text:p text:style-name="P2"><text:span text:style-name="T9">please</text:span><text:span text:style-name="T12"> </text:span><text:span text:style-name="T9">enter</text:span><text:span text:style-name="T12"> </text:span><text:span text:style-name="T9">a</text:span><text:span text:style-name="T12"> </text:span><text:span text:style-name="T9">valid</text:span><text:span text:style-name="T12"> </text:span><text:span text:style-name="T9">position</text:span><text:span text:style-name="T12"> </text:span><text:span text:style-name="T9">(es.</text:span><text:span text:style-name="T12"> </text:span><text:span text:style-name="T9">A05)</text:span></text:p>
          </table:table-cell>
        </table:table-row>
        <table:table-row>
          <table:table-cell table:style-name="Table6.A2" office:value-type="string">
            <text:p text:style-name="P24">Effetto voluto sul Client - Swing</text:p>
          </table:table-cell>
          <table:table-cell table:style-name="Table6.B2" office:value-type="string">
            <text:p text:style-name="P31">In UpdaterSwing.askForMovement</text:p>
            <text:p text:style-name="P31">view.notifyUser(“..”) </text:p>
            <text:p text:style-name="P31">view.bindPositionSender()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24">Chiamata di funzione durante il turno</text:p>
          </table:table-cell>
          <table:table-cell table:style-name="Table7.B1" office:value-type="string">
            <text:p text:style-name="P72">In TurnHandler.turnMove(),</text:p>
            <text:p text:style-name="P32">se <text:span text:style-name="T16">catch(Exception e)</text:span></text:p>
            <text:p text:style-name="P9"><text:span text:style-name="T11">reporter</text:span><text:span text:style-name="T2">.</text:span><text:span text:style-name="T21">relayMessage</text:span><text:span text:style-name="T2">(</text:span><text:span text:style-name="T7">exceptionMessage</text:span><text:span text:style-name="T2">);</text:span></text:p>
            <text:p text:style-name="P32"/>
          </table:table-cell>
        </table:table-row>
        <table:table-row>
          <table:table-cell table:style-name="Table7.A2" office:value-type="string">
            <text:p text:style-name="P24">Effetto voluto sul Client - Terminal </text:p>
            <text:p text:style-name="P24">(la stringa da stampare)</text:p>
          </table:table-cell>
          <table:table-cell table:style-name="Table7.B2" office:value-type="string">
            <text:p text:style-name="P33">DestinationUnreachableException: ...</text:p>
          </table:table-cell>
        </table:table-row>
        <table:table-row>
          <table:table-cell table:style-name="Table7.A2" office:value-type="string">
            <text:p text:style-name="P24">Effetto voluto sul Client - Swing</text:p>
          </table:table-cell>
          <table:table-cell table:style-name="Table7.B2" office:value-type="string">
            <text:p text:style-name="P44"><text:span text:style-name="T20">showMovementException</text:span>(String exceptionMessage)</text:p>
            <text:p text:style-name="P32">{ <text:s text:c="3"/><text:span text:style-name="T2">view.notifyUser(exceptionMessage)</text:span> [n: al momento non funziona]</text:p>
            <text:p text:style-name="P32"><text:span text:style-name="T2"><text:s text:c="3"/>askForMovement() </text:span>[questo funziona; di fatto, richiede immediatamente un'altro movimento; si potrebbe unificarli in un unico prompt] }</text:p>
          </table:table-cell>
        </table:table-row>
      </table:table>
      <text:p text:style-name="P2"/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4">Chiamata di funzione durante il turno</text:p>
          </table:table-cell>
          <table:table-cell table:style-name="Table8.B1" office:value-type="string">
            <text:p text:style-name="P73">In TurnHandler.move(), after the move, </text:p>
            <text:p text:style-name="P15"><text:span text:style-name="T2">UserMessagesReporter.</text:span><text:span text:style-name="T3">getReporterInstance</text:span><text:span text:style-name="T2">(</text:span><text:span text:style-name="T11">currentPlayer</text:span><text:span text:style-name="T2">).reportMyUserPosition(</text:span><text:span text:style-name="T11">map</text:span><text:span text:style-name="T2">.getPlayerAlphaNumPosition(</text:span><text:span text:style-name="T11">currentPlayer</text:span><text:span text:style-name="T2">));</text:span></text:p>
            <text:p text:style-name="P49"/>
            <text:p text:style-name="P36">e in questo:</text:p>
            <text:p text:style-name="P16"><text:span text:style-name="T2">relayMessage(String.</text:span><text:span text:style-name="T3">format</text:span><text:span text:style-name="T2">(StringRes.</text:span><text:span text:style-name="T3">getString</text:span><text:span text:style-name="T2">(</text:span><text:span text:style-name="T9">"messaging.hereYouAre"</text:span><text:span text:style-name="T2">),</text:span><text:span text:style-name="T7">position</text:span><text:span text:style-name="T2">));</text:span></text:p>
            <text:p text:style-name="P36"/>
          </table:table-cell>
        </table:table-row>
        <table:table-row>
          <table:table-cell table:style-name="Table8.A2" office:value-type="string">
            <text:p text:style-name="P24">Effetto voluto sul Client - Terminal </text:p>
            <text:p text:style-name="P24">(la stringa da stampare)</text:p>
          </table:table-cell>
          <table:table-cell table:style-name="Table8.B2" office:value-type="string">
            <text:p text:style-name="P42"><text:span text:style-name="T9">Your</text:span><text:span text:style-name="T12"> </text:span><text:span text:style-name="T9">location</text:span><text:span text:style-name="T12"> </text:span><text:span text:style-name="T9">is:</text:span><text:span text:style-name="T12"> </text:span><text:span text:style-name="T9">K5</text:span></text:p>
            <text:p text:style-name="P23"/>
          </table:table-cell>
        </table:table-row>
        <table:table-row>
          <table:table-cell table:style-name="Table8.A2" office:value-type="string">
            <text:p text:style-name="P24">Effetto voluto sul Client - Swing</text:p>
          </table:table-cell>
          <table:table-cell table:style-name="Table8.B2" office:value-type="string">
            <text:p text:style-name="P74">Update Model, e quindi anche la View.</text:p>
            <text:p text:style-name="P50">setMyPosition(String myPos)</text:p>
          </table:table-cell>
        </table:table-row>
      </table:table>
      <text:p text:style-name="P2"/>
      <text:p text:style-name="P2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4">Chiamata di funzione durante il turno</text:p>
          </table:table-cell>
          <table:table-cell table:style-name="Table9.B1" office:value-type="string">
            <text:p text:style-name="P75">In TurnHandlerAlien(/Human).turnLand(),</text:p>
            <text:p text:style-name="P17"><text:span text:style-name="T11">reporter</text:span><text:span text:style-name="T2">.askIfAttack()</text:span></text:p>
            <text:p text:style-name="P51"/>
            <text:p text:style-name="P37">e in questo:</text:p>
            <text:p text:style-name="P17"><text:span text:style-name="T15">return</text:span><text:span text:style-name="T2"> askForYesNoChoice(</text:span><text:span text:style-name="T7">message</text:span><text:span text:style-name="T2">);</text:span></text:p>
            <text:p text:style-name="P51"/>
            <text:p text:style-name="P38">e in questo:</text:p>
            <text:p text:style-name="P18"><text:span text:style-name="T2">String </text:span><text:span text:style-name="T7">ans</text:span><text:span text:style-name="T2"> = ioGetBinaryChoice(</text:span><text:span text:style-name="T7">defaultChoice</text:span><text:span text:style-name="T2">,</text:span><text:span text:style-name="T9">"yes"</text:span><text:span text:style-name="T2">,</text:span><text:span text:style-name="T9">"no"</text:span><text:span text:style-name="T2">)</text:span></text:p>
            <text:p text:style-name="P38"/>
          </table:table-cell>
        </table:table-row>
        <table:table-row>
          <table:table-cell table:style-name="Table9.A2" office:value-type="string">
            <text:p text:style-name="P24">Effetto voluto sul Client - Terminal </text:p>
            <text:p text:style-name="P24">(la stringa da stampare)</text:p>
          </table:table-cell>
          <table:table-cell table:style-name="Table9.B2" office:value-type="string">
            <text:p text:style-name="P45"><text:span text:style-name="T9">do</text:span><text:span text:style-name="T12"> </text:span><text:span text:style-name="T9">you</text:span><text:span text:style-name="T12"> </text:span><text:span text:style-name="T9">want</text:span><text:span text:style-name="T12"> </text:span><text:span text:style-name="T9">to</text:span><text:span text:style-name="T12"> </text:span><text:span text:style-name="T9">attack? </text:span></text:p>
            <text:p text:style-name="P52">Please enter 'yes' or 'no'</text:p>
          </table:table-cell>
        </table:table-row>
        <table:table-row>
          <table:table-cell table:style-name="Table9.A2" office:value-type="string">
            <text:p text:style-name="P24">Effetto voluto sul Client - Swing</text:p>
          </table:table-cell>
          <table:table-cell table:style-name="Table9.B2" office:value-type="string">
            <text:p text:style-name="P70">In UpdaterSwing,</text:p>
            <text:p text:style-name="P6"><text:span text:style-name="T15">if</text:span><text:span text:style-name="T2"> (</text:span><text:span text:style-name="T7">askForAttack</text:span><text:span text:style-name="T2">.matches()|| </text:span><text:span text:style-name="T7">askForObject</text:span><text:span text:style-name="T2">.matches()) <text:s/></text:span></text:p>
            <text:p text:style-name="P6"><text:span text:style-name="T2"><text:s text:c="4"/>{askForYesNo(</text:span><text:span text:style-name="T7">message</text:span><text:span text:style-name="T2">);}</text:span></text:p>
            <text:p text:style-name="P12">e in questo:</text:p>
            <text:p text:style-name="P12">view.relayYesNoDialog(question);</text:p>
          </table:table-cell>
        </table:table-row>
      </table:table>
      <text:p text:style-name="P2"/>
      <text:p text:style-name="P2"/>
      <table:table table:name="Table10" table:style-name="Table10">
        <table:table-column table:style-name="Table10.A"/>
        <table:table-column table:style-name="Table10.B"/>
        <text:soft-page-break/>
        <table:table-row>
          <table:table-cell table:style-name="Table10.A1" office:value-type="string">
            <text:p text:style-name="P24">Chiamata di funzione durante il turno</text:p>
          </table:table-cell>
          <table:table-cell table:style-name="Table10.B1" office:value-type="string">
            <text:p text:style-name="P44">In TurnHandler.commonLandingLogic() </text:p>
            <text:p text:style-name="P21"><text:span text:style-name="T11">cardAction</text:span><text:span text:style-name="T2"> = </text:span><text:span text:style-name="T11">cellAction</text:span><text:span text:style-name="T2">.execute(</text:span><text:span text:style-name="T11">currentPlayer</text:span><text:span text:style-name="T2">, </text:span><text:span text:style-name="T11">map</text:span><text:span text:style-name="T2">, </text:span><text:span text:style-name="T11">decks</text:span><text:span text:style-name="T2">);</text:span></text:p>
            <text:p text:style-name="P62"/>
            <text:p text:style-name="P21"><text:span text:style-name="T11">cardAction</text:span><text:span text:style-name="T2">.execute(</text:span><text:span text:style-name="T11">currentPlayer</text:span><text:span text:style-name="T2">, </text:span><text:span text:style-name="T11">map</text:span><text:span text:style-name="T2">, </text:span><text:span text:style-name="T11">decks</text:span><text:span text:style-name="T2">); <text:s/></text:span><text:span text:style-name="T17">// make noise/silence/whatever</text:span></text:p>
            <text:p text:style-name="P63"><text:tab/><text:tab/></text:p>
            <text:p text:style-name="P22"><text:span text:style-name="T15">if</text:span><text:span text:style-name="T2"> (</text:span><text:span text:style-name="T11">cardAction</text:span><text:span text:style-name="T2">.hasObjectCard()) {</text:span></text:p>
            <text:p text:style-name="P21"><text:span text:style-name="T2"><text:s text:c="3"/></text:span><text:span text:style-name="T11">cardAction</text:span><text:span text:style-name="T2"> = </text:span><text:span text:style-name="T15">new</text:span><text:span text:style-name="T2"> DrawObjectCard();</text:span></text:p>
            <text:p text:style-name="P21"><text:span text:style-name="T2"><text:s text:c="3"/></text:span><text:span text:style-name="T11">cardAction</text:span><text:span text:style-name="T2">.execute(</text:span><text:span text:style-name="T11">currentPlayer</text:span><text:span text:style-name="T2">, </text:span><text:span text:style-name="T11">map</text:span><text:span text:style-name="T2">, </text:span><text:span text:style-name="T11">decks</text:span><text:span text:style-name="T2">); <text:s/></text:span><text:span text:style-name="T17">// actually draw the object card</text:span></text:p>
            <text:p text:style-name="P62"><text:s/>}</text:p>
            <text:p text:style-name="P62">}</text:p>
            <text:p text:style-name="Standard"/>
          </table:table-cell>
        </table:table-row>
        <table:table-row>
          <table:table-cell table:style-name="Table10.A2" office:value-type="string">
            <text:p text:style-name="P24"/>
          </table:table-cell>
          <table:table-cell table:style-name="Table10.B2" office:value-type="string">
            <text:p text:style-name="P39">Vi sono multiple possibilità, elencate qui sotto:</text:p>
          </table:table-cell>
        </table:table-row>
      </table:table>
      <text:p text:style-name="P2"/>
      <text:p text:style-name="P2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4">Chiamata di funzione durante il turno</text:p>
          </table:table-cell>
          <table:table-cell table:style-name="Table11.B1" office:value-type="string">
            <text:p text:style-name="P65"><text:span text:style-name="T1">[cardAction]In CanNotEscape:</text:span></text:p>
            <text:p text:style-name="P2"><text:span text:style-name="T2">UserMessagesReporter.</text:span><text:span text:style-name="T3">getReporterInstance</text:span><text:span text:style-name="T2">(</text:span><text:span text:style-name="T7">currentPlayer</text:span><text:span text:style-name="T2">).</text:span></text:p>
            <text:p text:style-name="P21"><text:span text:style-name="T2"><text:tab/><text:tab/><text:tab/></text:span><text:span text:style-name="T14">relayMessage</text:span><text:span text:style-name="T2">(StringRes.</text:span><text:span text:style-name="T3">getString</text:span><text:span text:style-name="T2">(</text:span><text:span text:style-name="T9">"messaging.EscapeHatchDoesNotWork"</text:span><text:span text:style-name="T2">)</text:span></text:p>
            <text:p text:style-name="P23"/>
          </table:table-cell>
        </table:table-row>
        <table:table-row>
          <table:table-cell table:style-name="Table11.A2" office:value-type="string">
            <text:p text:style-name="P24">Effetto voluto sul Client - Terminal </text:p>
            <text:p text:style-name="P24">(la stringa da stampare)</text:p>
          </table:table-cell>
          <table:table-cell table:style-name="Table11.B2" office:value-type="string">
            <text:p text:style-name="P42"><text:span text:style-name="T9">This</text:span><text:span text:style-name="T12"> </text:span><text:span text:style-name="T9">escape</text:span><text:span text:style-name="T12"> </text:span><text:span text:style-name="T9">hatch</text:span><text:span text:style-name="T12"> </text:span><text:span text:style-name="T9">does</text:span><text:span text:style-name="T12"> </text:span><text:span text:style-name="T9">not</text:span><text:span text:style-name="T12"> </text:span><text:span text:style-name="T9">work,</text:span><text:span text:style-name="T12"> </text:span><text:span text:style-name="T9">it</text:span><text:span text:style-name="T12"> </text:span><text:span text:style-name="T9">is</text:span><text:span text:style-name="T12"> </text:span><text:span text:style-name="T9">blocked!</text:span><text:span text:style-name="T12"> </text:span><text:span text:style-name="T9">You</text:span><text:span text:style-name="T12"> </text:span><text:span text:style-name="T9">have</text:span><text:span text:style-name="T12"> </text:span><text:span text:style-name="T9">to</text:span><text:span text:style-name="T12"> </text:span><text:span text:style-name="T9">find</text:span><text:span text:style-name="T12"> </text:span><text:span text:style-name="T9">another</text:span><text:span text:style-name="T12"> </text:span><text:span text:style-name="T9">one!</text:span></text:p>
            <text:p text:style-name="P23"/>
          </table:table-cell>
        </table:table-row>
        <table:table-row>
          <table:table-cell table:style-name="Table11.A2" office:value-type="string">
            <text:p text:style-name="P24">Effetto voluto sul Client - Swing</text:p>
          </table:table-cell>
          <table:table-cell table:style-name="Table11.B2" office:value-type="string">
            <text:p text:style-name="P80">UpdaterSwing.failedEscape()</text:p>
            <text:p text:style-name="P80"/>
          </table:table-cell>
        </table:table-row>
      </table:table>
      <text:p text:style-name="P2"/>
      <text:p text:style-name="P2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4">Chiamata di funzione durante il turno</text:p>
          </table:table-cell>
          <table:table-cell table:style-name="Table12.B1" office:value-type="string">
            <text:p text:style-name="P46"><text:span text:style-name="T1">[cardAction]In Escape:</text:span></text:p>
            <text:p text:style-name="P55"><text:span text:style-name="T6">1)</text:span><text:span text:style-name="T2">UserMessagesReporter.</text:span><text:span text:style-name="T3">getReporterInstance</text:span><text:span text:style-name="T2">(</text:span><text:span text:style-name="T7">currentPlayer</text:span><text:span text:style-name="T2">).reportSuccessfulEscape();</text:span></text:p>
            <text:p text:style-name="P21"><text:span text:style-name="T2">2)Shorthand.</text:span><text:span text:style-name="T3">announcer</text:span><text:span text:style-name="T2">(</text:span><text:span text:style-name="T7">currentPlayer</text:span><text:span text:style-name="T2">).announceEscape(</text:span><text:span text:style-name="T7">currentPlayer</text:span><text:span text:style-name="T2">);</text:span></text:p>
            <text:p text:style-name="P54"><text:span text:style-name="T1"/></text:p>
          </table:table-cell>
        </table:table-row>
        <table:table-row>
          <table:table-cell table:style-name="Table12.A2" office:value-type="string">
            <text:p text:style-name="P24">Effetto voluto sul Client - Terminal </text:p>
            <text:p text:style-name="P24">(la stringa da stampare)</text:p>
          </table:table-cell>
          <table:table-cell table:style-name="Table12.B2" office:value-type="string">
            <text:p text:style-name="P42"><text:span text:style-name="T9">1) Congratulations!</text:span><text:span text:style-name="T12"> </text:span><text:span text:style-name="T9">You</text:span><text:span text:style-name="T12"> </text:span><text:span text:style-name="T9">managed</text:span><text:span text:style-name="T12"> </text:span><text:span text:style-name="T9">to</text:span><text:span text:style-name="T12"> </text:span><text:span text:style-name="T9">escape</text:span><text:span text:style-name="T12"> </text:span><text:span text:style-name="T9">the</text:span><text:span text:style-name="T12"> </text:span><text:span text:style-name="T9">broken</text:span><text:span text:style-name="T12"> </text:span><text:span text:style-name="T9">ship!</text:span></text:p>
            <text:p text:style-name="P56"><text:span text:style-name="T9">2) Player</text:span><text:span text:style-name="T12"> </text:span><text:span text:style-name="T9">%s</text:span><text:span text:style-name="T12"> </text:span><text:span text:style-name="T9">managed</text:span><text:span text:style-name="T12"> </text:span><text:span text:style-name="T9">to</text:span><text:span text:style-name="T12"> </text:span><text:span text:style-name="T9">escape</text:span><text:span text:style-name="T12"> </text:span><text:span text:style-name="T9">from</text:span><text:span text:style-name="T12"> </text:span><text:span text:style-name="T9">the</text:span><text:span text:style-name="T12"> </text:span><text:span text:style-name="T9">%s</text:span></text:p>
            <text:p text:style-name="P56"/>
          </table:table-cell>
        </table:table-row>
        <table:table-row>
          <table:table-cell table:style-name="Table12.A2" office:value-type="string">
            <text:p text:style-name="P24">Effetto voluto sul Client - Swing</text:p>
          </table:table-cell>
          <table:table-cell table:style-name="Table12.B2" office:value-type="string">
            <text:p text:style-name="P81">1) UpdaterSwing.youEscaped()</text:p>
            <text:p text:style-name="P81">2) UpdaterSwing.eventPlayerEscaped(playerName)</text:p>
          </table:table-cell>
        </table:table-row>
      </table:table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25">Chiamata di funzione durante il turno</text:p>
          </table:table-cell>
          <table:table-cell table:style-name="Table1.B1" office:value-type="string">
            <text:p text:style-name="P77">[cardAction] in NoiseAnywhere:</text:p>
            <text:p text:style-name="P57"><text:span text:style-name="T2">1) </text:span><text:span text:style-name="T7">reporter</text:span><text:span text:style-name="T2">.askForNoisePosition(</text:span><text:span text:style-name="T7">map</text:span><text:span text:style-name="T2">.getPlayerAlphaNumPosition(</text:span><text:span text:style-name="T7">currentPlayer</text:span><text:span text:style-name="T2">));</text:span></text:p>
            <text:p text:style-name="P57"><text:span text:style-name="T2">2) Shorthand.</text:span><text:span text:style-name="T3">announcer</text:span><text:span text:style-name="T2">(</text:span><text:span text:style-name="T7">currentPlayer</text:span><text:span text:style-name="T2">).announceNoise(</text:span><text:span text:style-name="T7">location</text:span><text:span text:style-name="T2">);</text:span></text:p>
            <text:p text:style-name="P57"><text:span text:style-name="T2"/></text:p>
            <text:p text:style-name="P82"/>
          </table:table-cell>
        </table:table-row>
        <table:table-row>
          <table:table-cell table:style-name="Table1.A2" office:value-type="string">
            <text:p text:style-name="P25">Effetto voluto sul Client - Terminal </text:p>
            <text:p text:style-name="P25">(la stringa da stampare)</text:p>
          </table:table-cell>
          <table:table-cell table:style-name="Table1.B2" office:value-type="string">
            <text:p text:style-name="P47"><text:span text:style-name="T9">1) enter</text:span><text:span text:style-name="T12"> </text:span><text:span text:style-name="T9">the</text:span><text:span text:style-name="T12"> </text:span><text:span text:style-name="T9">coordinates</text:span><text:span text:style-name="T12"> </text:span><text:span text:style-name="T9">where</text:span><text:span text:style-name="T12"> </text:span><text:span text:style-name="T9">you</text:span><text:span text:style-name="T12"> </text:span><text:span text:style-name="T9">want</text:span><text:span text:style-name="T12"> </text:span><text:span text:style-name="T19">to make a noise</text:span></text:p>
            <text:p text:style-name="P84">2) <text:span text:style-name="T18">You</text:span><text:span text:style-name="T18"> </text:span><text:span text:style-name="T18">hear</text:span><text:span text:style-name="T18"> </text:span><text:span text:style-name="T18">noise</text:span><text:span text:style-name="T18"> </text:span><text:span text:style-name="T18">coming</text:span><text:span text:style-name="T18"> </text:span><text:span text:style-name="T18">from</text:span><text:span text:style-name="T18"> </text:span><text:span text:style-name="T18">coordinates</text:span><text:span text:style-name="T18"> </text:span><text:span text:style-name="T18">%s</text:span></text:p>
            <text:p text:style-name="P82"/>
          </table:table-cell>
        </table:table-row>
        <table:table-row>
          <table:table-cell table:style-name="Table1.A2" office:value-type="string">
            <text:p text:style-name="P25">Effetto voluto sul Client - Swing</text:p>
          </table:table-cell>
          <table:table-cell table:style-name="Table1.B2" office:value-type="string">
            <text:p text:style-name="P83">UpdaterSwing.askForNoisePosition()</text:p>
          </table:table-cell>
        </table:table-row>
      </table:table>
      <text:p text:style-name="P19"/>
      <text:p text:style-name="P19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5">Chiamata di funzione durante il turno</text:p>
          </table:table-cell>
          <table:table-cell table:style-name="Table13.B1" office:value-type="string">
            <text:p text:style-name="P78">[playerCommand] in Attack:</text:p>
            <text:p text:style-name="P85">1) <text:span text:style-name="T2">Shorthand.</text:span><text:span text:style-name="T3">announcer</text:span><text:span text:style-name="T2">(</text:span><text:span text:style-name="T7">currentPlayer</text:span><text:span text:style-name="T2">).announceAttack(</text:span><text:span text:style-name="T7">currentPlayer</text:span><text:span text:style-name="T2">, </text:span><text:span text:style-name="T7">myPos</text:span><text:span text:style-name="T2">);</text:span></text:p>
            <text:p text:style-name="P85">2) </text:p>
            <text:p text:style-name="P58"><text:span text:style-name="T2">Shorthand.</text:span><text:span text:style-name="T3">announcer</text:span><text:span text:style-name="T2">(</text:span><text:span text:style-name="T7">currentPlayer</text:span><text:span text:style-name="T2">).announceDeath(</text:span><text:span text:style-name="T7">p</text:span><text:span text:style-name="T2">);</text:span></text:p>
            <text:p text:style-name="P85">3) </text:p>
            <text:p text:style-name="P58"><text:span text:style-name="T2">Shorthand.</text:span><text:span text:style-name="T3">announcer</text:span><text:span text:style-name="T2">(</text:span><text:span text:style-name="T7">currentPlayer</text:span><text:span text:style-name="T2">).announceDefense(</text:span><text:span text:style-name="T7">myPos</text:span><text:span text:style-name="T2">);</text:span></text:p>
            <text:p text:style-name="P85"/>
          </table:table-cell>
        </table:table-row>
        <table:table-row>
          <table:table-cell table:style-name="Table13.A2" office:value-type="string">
            <text:p text:style-name="P25">Effetto voluto sul Client - Terminal </text:p>
            <text:p text:style-name="P25">(la stringa da stampare)</text:p>
          </table:table-cell>
          <table:table-cell table:style-name="Table13.B2" office:value-type="string">
            <text:p text:style-name="P78">1) <text:span text:style-name="T9">Player</text:span><text:span text:style-name="T12"> </text:span><text:span text:style-name="T9">%s</text:span><text:span text:style-name="T12"> </text:span><text:span text:style-name="T9">is</text:span><text:span text:style-name="T12"> </text:span><text:span text:style-name="T9">attacking</text:span><text:span text:style-name="T12"> </text:span><text:span text:style-name="T9">in</text:span><text:span text:style-name="T12"> </text:span><text:span text:style-name="T9">sector</text:span><text:span text:style-name="T12"> </text:span><text:span text:style-name="T9">%s!</text:span></text:p>
            <text:p text:style-name="P85">2) <text:span text:style-name="T9">Player</text:span><text:span text:style-name="T12"> </text:span><text:span text:style-name="T9">%s</text:span><text:span text:style-name="T12"> </text:span><text:span text:style-name="T9">was</text:span><text:span text:style-name="T12"> </text:span><text:span text:style-name="T9">killed!</text:span></text:p>
            <text:p text:style-name="P85">3) <text:span text:style-name="T9">A</text:span><text:span text:style-name="T12"> </text:span><text:span text:style-name="T9">human</text:span><text:span text:style-name="T12"> </text:span><text:span text:style-name="T9">player</text:span><text:span text:style-name="T12"> </text:span><text:span text:style-name="T9">has</text:span><text:span text:style-name="T12"> </text:span><text:span text:style-name="T9">successfully</text:span><text:span text:style-name="T12"> </text:span><text:span text:style-name="T9">defended</text:span><text:span text:style-name="T12"> </text:span><text:span text:style-name="T9">him/herself</text:span><text:span text:style-name="T12"> </text:span><text:span text:style-name="T9">in</text:span><text:span text:style-name="T12"> </text:span><text:span text:style-name="T9">%s!</text:span></text:p>
          </table:table-cell>
        </table:table-row>
        <table:table-row>
          <table:table-cell table:style-name="Table13.A2" office:value-type="string">
            <text:p text:style-name="P25">Effetto voluto sul Client - Swing</text:p>
          </table:table-cell>
          <table:table-cell table:style-name="Table13.B2" office:value-type="string">
            <text:p text:style-name="P86">1) UpdaterSwing.</text:p>
            <text:p text:style-name="P86">2) UpdaterSwing.</text:p>
            <text:p text:style-name="P86">3) UpdaterSwing.eventDefense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e14" table:style-name="Table14">
        <table:table-column table:style-name="Table14.A"/>
        <table:table-column table:style-name="Table14.B"/>
        <text:soft-page-break/>
        <table:table-row>
          <table:table-cell table:style-name="Table14.A1" office:value-type="string">
            <text:p text:style-name="P25">Chiamata di funzione durante il turno</text:p>
          </table:table-cell>
          <table:table-cell table:style-name="Table14.B1" office:value-type="string">
            <text:p text:style-name="P79">[objectCardAction] In Lights:</text:p>
            <text:p text:style-name="P88">1) <text:span text:style-name="T2">UserMessagesReporter.</text:span><text:span text:style-name="T3">getReporterInstance</text:span><text:span text:style-name="T2">(</text:span><text:span text:style-name="T7">currentPlayer</text:span><text:span text:style-name="T2">).askForLightsPosition(</text:span><text:span text:style-name="T7">map</text:span><text:span text:style-name="T2">.getPlayerAlphaNumPosition(</text:span><text:span text:style-name="T7">currentPlayer</text:span><text:span text:style-name="T2">));</text:span></text:p>
            <text:p text:style-name="P88"><text:span text:style-name="T2">2) </text:span></text:p>
            <text:p text:style-name="P59"><text:span text:style-name="T2">Shorthand.</text:span><text:span text:style-name="T3">announcer</text:span><text:span text:style-name="T2">(</text:span><text:span text:style-name="T7">currentPlayer</text:span><text:span text:style-name="T2">).announcePlayerPosition(</text:span><text:span text:style-name="T7">p</text:span><text:span text:style-name="T2">, </text:span><text:span text:style-name="T7">s</text:span><text:span text:style-name="T2">);<text:tab/><text:tab/></text:span></text:p>
            <text:p text:style-name="P87"/>
          </table:table-cell>
        </table:table-row>
        <table:table-row>
          <table:table-cell table:style-name="Table14.A2" office:value-type="string">
            <text:p text:style-name="P25">Effetto voluto sul Client - Terminal </text:p>
            <text:p text:style-name="P25">(la stringa da stampare)</text:p>
          </table:table-cell>
          <table:table-cell table:style-name="Table14.B2" office:value-type="string">
            <text:p text:style-name="P48"><text:span text:style-name="T9">1) enter</text:span><text:span text:style-name="T12"> </text:span><text:span text:style-name="T9">the</text:span><text:span text:style-name="T12"> </text:span><text:span text:style-name="T9">position</text:span><text:span text:style-name="T12"> </text:span><text:span text:style-name="T9">of</text:span><text:span text:style-name="T12"> </text:span><text:span text:style-name="T9">the</text:span><text:span text:style-name="T12"> </text:span><text:span text:style-name="T9">cell</text:span><text:span text:style-name="T12"> </text:span><text:span text:style-name="T9">where</text:span><text:span text:style-name="T12"> </text:span><text:span text:style-name="T9">the</text:span><text:span text:style-name="T12"> </text:span><text:span text:style-name="T9">lights</text:span><text:span text:style-name="T12"> </text:span><text:span text:style-name="T9">will</text:span><text:span text:style-name="T12"> </text:span><text:span text:style-name="T9">be</text:span><text:span text:style-name="T12"> </text:span><text:span text:style-name="T9">turned</text:span><text:span text:style-name="T12"> </text:span><text:span text:style-name="T9">on</text:span></text:p>
            <text:p text:style-name="P60"><text:span text:style-name="T9">2) Player</text:span><text:span text:style-name="T12"> </text:span><text:span text:style-name="T9">%s</text:span><text:span text:style-name="T12"> </text:span><text:span text:style-name="T9">identified!</text:span><text:span text:style-name="T12"> </text:span><text:span text:style-name="T9">Location:</text:span><text:span text:style-name="T12"> </text:span><text:span text:style-name="T9">%s</text:span></text:p>
          </table:table-cell>
        </table:table-row>
        <table:table-row>
          <table:table-cell table:style-name="Table14.A2" office:value-type="string">
            <text:p text:style-name="P25">Effetto voluto sul Client - Swing</text:p>
          </table:table-cell>
          <table:table-cell table:style-name="Table14.B2" office:value-type="string">
            <text:p text:style-name="P89">1) UpdaterSwing.askForLightsPosition()</text:p>
            <text:p text:style-name="P89">2) client.eventFoundPlayer(player, location)</text:p>
          </table:table-cell>
        </table:table-row>
      </table:table>
      <text:p text:style-name="P19"/>
      <text:p text:style-name="P19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25">Chiamata di funzione durante il turno</text:p>
          </table:table-cell>
          <table:table-cell table:style-name="Table15.B1" office:value-type="string">
            <text:p text:style-name="P66"><text:span text:style-name="T2">[objectCardAction] in Teleport:</text:span></text:p>
            <text:p text:style-name="P19"><text:span text:style-name="T2">UserMessagesReporter.</text:span><text:span text:style-name="T3">getReporterInstance</text:span><text:span text:style-name="T2">(</text:span><text:span text:style-name="T7">currentPlayer</text:span><text:span text:style-name="T2">).reportMyUserPosition(</text:span></text:p>
            <text:p text:style-name="P21"><text:span text:style-name="T7">map</text:span><text:span text:style-name="T2">.getPlayerAlphaNumPosition(</text:span><text:span text:style-name="T7">currentPlayer</text:span><text:span text:style-name="T2">));</text:span></text:p>
            <text:p text:style-name="P40"/>
          </table:table-cell>
        </table:table-row>
        <table:table-row>
          <table:table-cell table:style-name="Table15.A2" office:value-type="string">
            <text:p text:style-name="P25">Effetto voluto sul Client - Terminal </text:p>
            <text:p text:style-name="P25">(la stringa da stampare)</text:p>
          </table:table-cell>
          <table:table-cell table:style-name="Table15.B2" office:value-type="string">
            <text:p text:style-name="P47"><text:span text:style-name="T9">Your</text:span><text:span text:style-name="T12"> </text:span><text:span text:style-name="T9">location</text:span><text:span text:style-name="T12"> </text:span><text:span text:style-name="T9">is:</text:span><text:span text:style-name="T12"> </text:span><text:span text:style-name="T9">%s</text:span></text:p>
          </table:table-cell>
        </table:table-row>
        <table:table-row>
          <table:table-cell table:style-name="Table15.A2" office:value-type="string">
            <text:p text:style-name="P25">Effetto voluto sul Client - Swing</text:p>
          </table:table-cell>
          <table:table-cell table:style-name="Table15.B2" office:value-type="string">
            <text:p text:style-name="P90">UpdaterSwing.setMyPosition(String myPos)</text:p>
          </table:table-cell>
        </table:table-row>
      </table:table>
      <text:p text:style-name="P19"/>
      <text:p text:style-name="P19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25">Chiamata di funzione durante il turno</text:p>
          </table:table-cell>
          <table:table-cell table:style-name="Table16.B1" office:value-type="string">
            <text:p text:style-name="P40"/>
          </table:table-cell>
        </table:table-row>
        <table:table-row>
          <table:table-cell table:style-name="Table16.A2" office:value-type="string">
            <text:p text:style-name="P25">Effetto voluto sul Client - Terminal </text:p>
            <text:p text:style-name="P25">(la stringa da stampare)</text:p>
          </table:table-cell>
          <table:table-cell table:style-name="Table16.B2" office:value-type="string">
            <text:p text:style-name="P40"/>
          </table:table-cell>
        </table:table-row>
        <table:table-row>
          <table:table-cell table:style-name="Table16.A2" office:value-type="string">
            <text:p text:style-name="P25">Effetto voluto sul Client - Swing</text:p>
          </table:table-cell>
          <table:table-cell table:style-name="Table16.B2" office:value-type="string">
            <text:p text:style-name="P40"/>
          </table:table-cell>
        </table:table-row>
      </table:table>
      <text:p text:style-name="P19"/>
      <text:p text:style-name="P19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5">Chiamata di funzione durante il turno</text:p>
          </table:table-cell>
          <table:table-cell table:style-name="Table17.B1" office:value-type="string">
            <text:p text:style-name="P40"/>
          </table:table-cell>
        </table:table-row>
        <table:table-row>
          <table:table-cell table:style-name="Table17.A2" office:value-type="string">
            <text:p text:style-name="P25">Effetto voluto sul Client - Terminal </text:p>
            <text:p text:style-name="P25">(la stringa da stampare)</text:p>
          </table:table-cell>
          <table:table-cell table:style-name="Table17.B2" office:value-type="string">
            <text:p text:style-name="P40"/>
          </table:table-cell>
        </table:table-row>
        <table:table-row>
          <table:table-cell table:style-name="Table17.A2" office:value-type="string">
            <text:p text:style-name="P25">Effetto voluto sul Client - Swing</text:p>
          </table:table-cell>
          <table:table-cell table:style-name="Table17.B2" office:value-type="string">
            <text:p text:style-name="P40"/>
          </table:table-cell>
        </table:table-row>
      </table:table>
      <text:p text:style-name="P19"/>
      <text:p text:style-name="P19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25">Chiamata di funzione durante il turno</text:p>
          </table:table-cell>
          <table:table-cell table:style-name="Table18.B1" office:value-type="string">
            <text:p text:style-name="P40"/>
          </table:table-cell>
        </table:table-row>
        <table:table-row>
          <table:table-cell table:style-name="Table18.A2" office:value-type="string">
            <text:p text:style-name="P25">Effetto voluto sul Client - Terminal </text:p>
            <text:p text:style-name="P25">(la stringa da stampare)</text:p>
          </table:table-cell>
          <table:table-cell table:style-name="Table18.B2" office:value-type="string">
            <text:p text:style-name="P40"/>
          </table:table-cell>
        </table:table-row>
        <table:table-row>
          <table:table-cell table:style-name="Table18.A2" office:value-type="string">
            <text:p text:style-name="P25">Effetto voluto sul Client - Swing</text:p>
          </table:table-cell>
          <table:table-cell table:style-name="Table18.B2" office:value-type="string">
            <text:p text:style-name="P40"/>
          </table:table-cell>
        </table:table-row>
      </table:table>
      <text:p text:style-name="P19"/>
      <text:p text:style-name="P19"><text:soft-page-break/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25">Chiamata di funzione durante il turno</text:p>
          </table:table-cell>
          <table:table-cell table:style-name="Table19.B1" office:value-type="string">
            <text:p text:style-name="P76">In TurnHandlerHuman.turnAfterMove(),</text:p>
            <text:p text:style-name="P20"><text:span text:style-name="T11">reporter</text:span><text:span text:style-name="T2">.askPlayCardOrDiscard()</text:span></text:p>
            <text:p text:style-name="P41"/>
          </table:table-cell>
        </table:table-row>
        <table:table-row>
          <table:table-cell table:style-name="Table19.A2" office:value-type="string">
            <text:p text:style-name="P25">Effetto voluto sul Client - Terminal </text:p>
            <text:p text:style-name="P25">(la stringa da stampare)</text:p>
          </table:table-cell>
          <table:table-cell table:style-name="Table19.B2" office:value-type="string">
            <text:p text:style-name="P40"/>
          </table:table-cell>
        </table:table-row>
        <table:table-row>
          <table:table-cell table:style-name="Table19.A2" office:value-type="string">
            <text:p text:style-name="P25">Effetto voluto sul Client - Swing</text:p>
          </table:table-cell>
          <table:table-cell table:style-name="Table19.B2" office:value-type="string">
            <text:p text:style-name="P40"/>
          </table:table-cell>
        </table:table-row>
      </table:table>
      <text:p text:style-name="P19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15T20:54:39</meta:creation-date>
    <dc:date>2015-06-16T15:09:20</dc:date>
    <dc:creator>Andrea </dc:creator>
    <meta:editing-duration>PT1H48M50S</meta:editing-duration>
    <meta:editing-cycles>70</meta:editing-cycles>
    <meta:generator>LibreOffice/4.0.4.2$Linux_X86_64 LibreOffice_project/400m0$Build-2</meta:generator>
    <meta:document-statistic meta:table-count="19" meta:image-count="0" meta:object-count="0" meta:page-count="7" meta:paragraph-count="196" meta:word-count="845" meta:character-count="7682" meta:non-whitespace-character-count="6967"/>
  </office:meta>
</office:document-meta>
</file>